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3d14" officeooo:paragraph-rsid="00293d1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3d14" officeooo:paragraph-rsid="0035102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93d14" officeooo:paragraph-rsid="00293d1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2961d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35102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2961d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961dc" officeooo:paragraph-rsid="0035102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ab53b" officeooo:paragraph-rsid="002ab53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b0c8c" officeooo:paragraph-rsid="002b0c8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dc939" officeooo:paragraph-rsid="002dc93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fb6e2" officeooo:paragraph-rsid="002fb6e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dc39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9dfa" officeooo:paragraph-rsid="001c9df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f192e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02847" officeooo:paragraph-rsid="0020284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341684" officeooo:paragraph-rsid="0034168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351024" officeooo:paragraph-rsid="0035102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2dc939" officeooo:paragraph-rsid="002b0c8c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2dc939" officeooo:paragraph-rsid="002dc939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341684" officeooo:paragraph-rsid="0034168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bold" officeooo:rsid="00351024" officeooo:paragraph-rsid="00351024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" fo:font-size="14pt" fo:font-style="normal" fo:font-weight="bold" officeooo:rsid="001c6e7a" officeooo:paragraph-rsid="002479b7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" fo:font-size="14pt" fo:font-style="normal" fo:font-weight="bold" officeooo:rsid="001c6e7a" officeooo:paragraph-rsid="002ab53b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c6e7a" officeooo:paragraph-rsid="001c6e7a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657d" officeooo:paragraph-rsid="0019657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19657d" officeooo:paragraph-rsid="0019657d" style:font-size-asian="8.75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>
      <style:text-properties officeooo:rsid="0030dcff" officeooo:paragraph-rsid="0030dcff"/>
    </style:style>
    <style:style style:name="P36" style:family="paragraph" style:parent-style-name="Text_20_body">
      <style:paragraph-properties fo:line-height="150%"/>
      <style:text-properties officeooo:rsid="0030dcff" officeooo:paragraph-rsid="0030dcff"/>
    </style:style>
    <style:style style:name="P37" style:family="paragraph" style:parent-style-name="Text_20_body">
      <style:paragraph-properties fo:line-height="150%" fo:text-align="justify" style:justify-single-word="false"/>
      <style:text-properties officeooo:rsid="0030dcff" officeooo:paragraph-rsid="0030dcff"/>
    </style:style>
    <style:style style:name="P38" style:family="paragraph" style:parent-style-name="Text_20_body">
      <style:paragraph-properties fo:line-height="150%" fo:text-align="justify" style:justify-single-word="false"/>
      <style:text-properties officeooo:rsid="00324138" officeooo:paragraph-rsid="00324138"/>
    </style:style>
    <style:style style:name="P39" style:family="paragraph" style:parent-style-name="Text_20_body">
      <style:paragraph-properties fo:line-height="150%" fo:text-align="justify" style:justify-single-word="false"/>
      <style:text-properties officeooo:rsid="00328d8c" officeooo:paragraph-rsid="00328d8c"/>
    </style:style>
    <style:style style:name="P40" style:family="paragraph" style:parent-style-name="Text_20_body">
      <style:paragraph-properties fo:line-height="150%" fo:text-align="justify" style:justify-single-word="false"/>
      <style:text-properties officeooo:rsid="0033792f" officeooo:paragraph-rsid="0033792f"/>
    </style:style>
    <style:style style:name="P41" style:family="paragraph" style:parent-style-name="Text_20_body">
      <style:paragraph-properties fo:line-height="150%" fo:text-align="justify" style:justify-single-word="false"/>
      <style:text-properties fo:font-style="normal" officeooo:rsid="0033792f" officeooo:paragraph-rsid="0033792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0dcff" style:font-style-asian="normal" style:font-style-complex="normal"/>
    </style:style>
    <style:style style:name="T20" style:family="text">
      <style:text-properties fo:font-style="normal" officeooo:rsid="00324138" style:font-style-asian="normal" style:font-style-complex="normal"/>
    </style:style>
    <style:style style:name="T21" style:family="text">
      <style:text-properties fo:font-style="normal" officeooo:rsid="00328d8c" style:font-style-asian="normal" style:font-style-complex="normal"/>
    </style:style>
    <style:style style:name="T22" style:family="text">
      <style:text-properties fo:font-style="normal" officeooo:rsid="0033792f" style:font-style-asian="normal" style:font-style-complex="normal"/>
    </style:style>
    <style:style style:name="T23" style:family="text">
      <style:text-properties officeooo:rsid="001c9dfa"/>
    </style:style>
    <style:style style:name="T24" style:family="text">
      <style:text-properties officeooo:rsid="001ece19"/>
    </style:style>
    <style:style style:name="T25" style:family="text">
      <style:text-properties officeooo:rsid="001f192e"/>
    </style:style>
    <style:style style:name="T26" style:family="text">
      <style:text-properties officeooo:rsid="00202847"/>
    </style:style>
    <style:style style:name="T27" style:family="text">
      <style:text-properties officeooo:rsid="0022e8d6"/>
    </style:style>
    <style:style style:name="T28" style:family="text">
      <style:text-properties officeooo:rsid="002479b7"/>
    </style:style>
    <style:style style:name="T29" style:family="text">
      <style:text-properties officeooo:rsid="00256f2d"/>
    </style:style>
    <style:style style:name="T30" style:family="text">
      <style:text-properties officeooo:rsid="00264570"/>
    </style:style>
    <style:style style:name="T31" style:family="text">
      <style:text-properties officeooo:rsid="0027b9a3"/>
    </style:style>
    <style:style style:name="T32" style:family="text">
      <style:text-properties officeooo:rsid="002ab53b"/>
    </style:style>
    <style:style style:name="T33" style:family="text">
      <style:text-properties officeooo:rsid="002b0c8c"/>
    </style:style>
    <style:style style:name="T34" style:family="text">
      <style:text-properties officeooo:rsid="002c6fca"/>
    </style:style>
    <style:style style:name="T35" style:family="text">
      <style:text-properties fo:font-weight="bold" officeooo:rsid="002c6fca" style:font-weight-asian="bold" style:font-weight-complex="bold"/>
    </style:style>
    <style:style style:name="T36" style:family="text">
      <style:text-properties fo:font-weight="bold" officeooo:rsid="002dc939" style:font-weight-asian="bold" style:font-weight-complex="bold"/>
    </style:style>
    <style:style style:name="T37" style:family="text">
      <style:text-properties officeooo:rsid="002dc939"/>
    </style:style>
    <style:style style:name="T38" style:family="text">
      <style:text-properties officeooo:rsid="002fb6e2"/>
    </style:style>
    <style:style style:name="T39" style:family="text">
      <style:text-properties officeooo:rsid="00324138"/>
    </style:style>
    <style:style style:name="T40" style:family="text">
      <style:text-properties officeooo:rsid="0033792f"/>
    </style:style>
    <style:style style:name="T41" style:family="text">
      <style:text-properties officeooo:rsid="00351024"/>
    </style:style>
    <style:style style:name="T42" style:family="text">
      <style:text-properties officeooo:rsid="00353e3f"/>
    </style:style>
    <style:style style:name="T43" style:family="text">
      <style:text-properties officeooo:rsid="0037c793"/>
    </style:style>
    <style:style style:name="T44" style:family="text">
      <style:text-properties officeooo:rsid="0038e940"/>
    </style:style>
    <style:style style:name="T45" style:family="text">
      <style:text-properties officeooo:rsid="003abe8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>PROJECTE “SUPERSOPA”</text:p>
      <text:p text:style-name="P34">Bernat Borràs Civil, Alexandre Ros i Roger, Oscar Ramos Núñez, Raúl Medina Martínez <text:s/></text:p>
      <text:p text:style-name="P34"/>
      <text:p text:style-name="P3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// Aquí anirà l'índex, deixar de moment la pàgina en blanc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2">1<text:tab/>Introducció</text:p>
      <text:p text:style-name="P32"/>
      <text:p text:style-name="P32"/>
      <text:p text:style-name="P17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17"/>
      <text:p text:style-name="P17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17"/>
      <text:p text:style-name="P17">La <text:span text:style-name="T1">SuperSopa</text:span> serà generada pel programa en temps d'execució, i s'hi amagaran<text:span text:style-name="T23"> aleatòriament i exactament vint paraules d'un diccionari</text:span><text:span text:style-name="T2">. </text:span><text:span text:style-name="T23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24">o</text:span><text:span text:style-name="T23"> CRLF.</text:span></text:p>
      <text:p text:style-name="P20"/>
      <text:p text:style-name="P20">Hem pres la decisió que, per a aquelles caselles on no s'hi amagui cap paraula de les vint preseleccionades, estiguin ocupades per lletres escollides a l'atzar. </text:p>
      <text:p text:style-name="P17"/>
      <text:p text:style-name="P21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4">que </text:span>és possible que dues paraules diferents "<text:span text:style-name="T24">col·lideixin</text:span>".</text:p>
      <text:p text:style-name="P21"/>
      <text:p text:style-name="P19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25"> Per a cada implementació es generarà un fitxer amb extensió</text:span><text:span text:style-name="T3"> *.out</text:span><text:span text:style-name="T5">, </text:span><text:span text:style-name="T27">que contindrà les paraules trobades en ordre alfabètic i una primera línia amb el temps estimat que ha trigat l'algorisme.</text:span></text:p>
      <text:p text:style-name="P5"><text:soft-page-break/></text:p>
      <text:p text:style-name="P22">Les Estructures de Dades que farem servir seran les següents:</text:p>
      <text:p text:style-name="P22"/>
      <text:list xml:id="list4286885165" text:style-name="L1">
        <text:list-item>
          <text:p text:style-name="P2">Vector Ordenat amb cerca dicotòmica</text:p>
        </text:list-item>
        <text:list-item>
          <text:p text:style-name="P2">Arbre "Trie"</text:p>
        </text:list-item>
        <text:list-item>
          <text:p text:style-name="P2">Filtres de Bloom</text:p>
        </text:list-item>
        <text:list-item>
          <text:p text:style-name="P2">Taula Hash amb doble hash</text:p>
        </text:list-item>
      </text:list>
      <text:p text:style-name="P5"/>
      <text:p text:style-name="P22">Els fitxers font que implementen cada estructura de dades i algorisme són, respectivament:</text:p>
      <text:p text:style-name="P22"/>
      <text:list xml:id="list4121738074" text:style-name="L2">
        <text:list-item>
          <text:p text:style-name="P3">diccSortedVector.hh <text:span text:style-name="T18">i </text:span>diccSortedVector.cc</text:p>
        </text:list-item>
        <text:list-item>
          <text:p text:style-name="P3">diccTrie.hh, diccTrie.cc, Trie.hh <text:span text:style-name="T18">i </text:span>Trie.cc</text:p>
        </text:list-item>
        <text:list-item>
          <text:p text:style-name="P3">BloomFilter.hh<text:span text:style-name="T18"> i </text:span>BloomFilter.cc</text:p>
        </text:list-item>
        <text:list-item>
          <text:p text:style-name="P3">diccDHashing.cc <text:span text:style-name="T18">i </text:span>diccDHashing.hh</text:p>
        </text:list-item>
      </text:list>
      <text:p text:style-name="P5"/>
      <text:p text:style-name="P22">També es troben dos diccionaris de pro<text:span text:style-name="T29">v</text:span>a que hem emprat, dues llistes de paraules:</text:p>
      <text:p text:style-name="P22"/>
      <text:list xml:id="list2694290736" text:style-name="L3">
        <text:list-item>
          <text:p text:style-name="P4">EFFwordlist.txt<text:span text:style-name="T18">, de la </text:span>Electronic Frontiers Foundation <text:span text:style-name="T18">(7.776 paraules)</text:span></text:p>
          <text:p text:style-name="P4">(https://www.eff.org/deeplinks/2016/07/new-wordlists-random-passphrases) </text:p>
        </text:list-item>
        <text:list-item>
          <text:p text:style-name="P4">CORNCOBwordlist.txt<text:span text:style-name="T18">, de </text:span>Mieliestronk<text:span text:style-name="T18"> (58.108 paraules)</text:span></text:p>
          <text:p text:style-name="P4">(http://www.mieliestronk.com/wordlist.html) </text:p>
        </text:list-item>
      </text:list>
      <text:p text:style-name="P5"/>
      <text:p text:style-name="P22">A més a més, hem proporcionat un <text:span text:style-name="T1">Makefile</text:span> per a compilar convenientment amb el compilador <text:span text:style-name="T26">de C / C++ de GNU</text:span><text:span text:style-name="T31"> (g++)</text:span><text:span text:style-name="T26">. Simplement</text:span><text:span text:style-name="T30">,</text:span><text:span text:style-name="T26"> la comanda</text:span><text:span text:style-name="T4"> make</text:span><text:span text:style-name="T26"> compilarà tot i generarà un executable</text:span><text:span text:style-name="T4"> program.x</text:span><text:span text:style-name="T26">, i la comanda</text:span><text:span text:style-name="T4"> make clean</text:span><text:span text:style-name="T26"> eliminarà els executables, fitxers objecte i altres generats durant la compilació.</text:span></text:p>
      <text:p text:style-name="P22"/>
      <text:p text:style-name="P23">Finalment, hem adjuntat un petit programa escrit en Python, <text:span text:style-name="T1">histogram.py</text:span>, que podrà generar histogrames i poder comprovar l<text:span text:style-name="T30">a </text:span>uniformitat dels diferents hashes que hem emprat.</text:p>
      <text:p text:style-name="P5"/>
      <text:p text:style-name="P5"/>
      <text:p text:style-name="P5"/>
      <text:p text:style-name="P30"><text:soft-page-break/><text:span text:style-name="T28">2</text:span><text:tab/><text:span text:style-name="T28">Vector Ordenat i Cerca Dicotòmica</text:span></text:p>
      <text:p text:style-name="P21"/>
      <text:p text:style-name="P8">Aquesta primera implementació consta d'un sol vector amb totes les paraules ordenades ascendentment per ordre lexicogràfic. S'inicialitza el vector amb totes les paraules i, finalment, s'ordena el vector.</text:p>
      <text:p text:style-name="P8"/>
      <text:p text:style-name="P8">On <text:span text:style-name="T1">n</text:span> és el nombre de paraules del diccionari:</text:p>
      <text:p text:style-name="P8"/>
      <text:list xml:id="list460981774" text:style-name="L4">
        <text:list-item>
          <text:p text:style-name="P6">El cost espacial serà de <text:span text:style-name="T1">O(n), </text:span>on <text:span text:style-name="T1">n</text:span> és el nombre de paraules</text:p>
        </text:list-item>
        <text:list-item>
          <text:p text:style-name="P6">El cost temporal d'inicialització serà de <text:span text:style-name="T1">O(n log n)</text:span>, doncs caldrà ordenar tots els elements</text:p>
        </text:list-item>
        <text:list-item>
          <text:p text:style-name="P9">El cost de cercar un element dicotòmicament serà de <text:span text:style-name="T1">O(log n)</text:span></text:p>
        </text:list-item>
      </text:list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1"><text:span text:style-name="T28">2</text:span><text:tab/><text:span text:style-name="T32">Trie <text:s/>(DFA)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span text:style-name="T32">3</text:span><text:tab/><text:span text:style-name="T32">Filtres de Bloom</text:span></text:p>
      <text:p text:style-name="P31"/>
      <text:p text:style-name="P13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3"/>
      <text:p text:style-name="P13">L'estructura en sí es compon d'un vector de bits d'una certa llargada <text:span text:style-name="T1">m</text:span>, i a més <text:span text:style-name="T33">a més </text:span>necessita <text:span text:style-name="T1">k </text:span>funcions de hash<text:span text:style-name="T33"> que converteixin el tipus d'element (en el nostre cas, una </text:span><text:span text:style-name="T6">string</text:span><text:span text:style-name="T33">)</text:span>,<text:span text:style-name="T33"> a una posició entre [0..</text:span><text:span text:style-name="T6">m</text:span><text:span text:style-name="T33">]</text:span>. El vector serà implementat amb un<text:span text:style-name="T1"> vector&lt;bool&gt;,</text:span> doncs les versions més recents de C++ ho implementen eficientment amb un bit per a representar un booleà. <text:s/></text:p>
      <text:p text:style-name="P13"/>
      <text:p text:style-name="P13">Inicialment, quan no hi hagi cap element al filtre, tot bit del vector serà inicialitzat a zero (<text:span text:style-name="T1">false</text:span>).<text:span text:style-name="T37"> </text:span>Per a inserir una paraula, s'evaluarà cada funció de hash amb la paraula i<text:span text:style-name="T33"> les posicions que retornin cada funció de hash seran canviades </text:span><text:span text:style-name="T34">per un u</text:span><text:span text:style-name="T33"> (</text:span><text:span text:style-name="T6">true</text:span><text:span text:style-name="T33">). </text:span></text:p>
      <text:p text:style-name="P13"/>
      <text:p text:style-name="P14">Per <text:span text:style-name="T34">a probar una paraula</text:span>, s'evaluarà cada funció de hash amb la paraula i <text:span text:style-name="T34">només si totes les posicions que retornen cada funció de hash estan a 1, llavors la paraula</text:span><text:span text:style-name="T35"> pot</text:span><text:span text:style-name="T34"> estar</text:span><text:span text:style-name="T37"> al conjunt</text:span><text:span text:style-name="T34">, amb una probabilitat de</text:span><text:span text:style-name="T7"> fals positiu </text:span><text:span text:style-name="T34">que podrem re</text:span><text:span text:style-name="T37">finar amb </text:span><text:span text:style-name="T8">k</text:span><text:span text:style-name="T37"> (nombre de funcions hash) i </text:span><text:span text:style-name="T8">m</text:span><text:span text:style-name="T37"> (llargada del vector). Cal recordar que, si alguna de les funcions retorna una posició on hi ha un zero, llavors la paraula </text:span><text:span text:style-name="T36">no pot</text:span><text:span text:style-name="T37"> estar al vector.</text:span></text:p>
      <text:p text:style-name="P14"/>
      <text:p text:style-name="P14">É<text:span text:style-name="T37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4"/>
      <text:p text:style-name="P14"/>
      <text:p text:style-name="P26"><text:soft-page-break/></text:p>
      <text:p text:style-name="P27"><text:span text:style-name="T40">Anàlisi</text:span> de<text:span text:style-name="T40"> la</text:span><text:span text:style-name="T12"> taxa de</text:span><text:span text:style-name="T1"> falsos positiu</text:span><text:span text:style-name="T12">s </text:span><text:span text:style-name="T40">i optimalitat d' </text:span><text:span text:style-name="T12">m</text:span></text:p>
      <text:p text:style-name="P27"/>
      <text:p text:style-name="P15">Nosaltres hem optat per a tenir el nombre de funcions de hash constant a sis (<text:span text:style-name="T1">k = </text:span>6)<text:span text:style-name="T1">. </text:span>Per tant<text:span text:style-name="T38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16"><text:span text:style-name="T1"/></text:p>
      <text:p text:style-name="Text_20_body">Deduirem l'optimalitat d' <text:span text:style-name="T1">m</text:span><text:span text:style-name="T19"> a partir de </text:span><text:span text:style-name="T9">k, p</text:span><text:span text:style-name="T19"> i </text:span><text:span text:style-name="T9">n</text:span><text:span text:style-name="T19">, on </text:span><text:span text:style-name="T9">n </text:span><text:span text:style-name="T19">és el nombre d'elements al nostre diccionari</text:span><text:span text:style-name="T20">:</text:span></text:p>
      <text:p text:style-name="Text_20_body"><text:span text:style-name="T19"/></text:p>
      <text:p text:style-name="P37"><text:span text:style-name="T18">Primer, la probabilitat que </text:span><text:span text:style-name="T1">una</text:span><text:span text:style-name="T18"> funció de hash posi a 1 una determinada posició del vector és de </text:span><text:span text:style-name="T18"><draw:frame draw:style-name="fr1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donat que podem suposar que és unif</text:span><text:span text:style-name="T20">orme</text:span><text:span text:style-name="T18">, i doncs la probabilitat que no posi una determinada posició</text:span><text:span text:style-name="T20"> a 1</text:span><text:span text:style-name="T18"> és de </text:span><draw:frame draw:style-name="fr1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39"> Donat que tenim </text:span><text:span text:style-name="T12">k = </text:span><text:span text:style-name="T10">6</text:span><text:span text:style-name="T20"> funcions de hash, la probabilitat de que cap funció de hash posi a 1 una determinada posició del vector és de </text:span><draw:frame draw:style-name="fr1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9">.</text:span></text:p>
      <text:p text:style-name="P36"/>
      <text:p text:style-name="P38">Segueix que per a una <text:span text:style-name="T1">m</text:span><text:span text:style-name="T18"> prou gran, podem aplicar la definició per la constant d'Euler i veure que</text:span><text:span text:style-name="T21">, de forma aproximada,</text:span><text:span text:style-name="T18"> </text:span><text:span text:style-name="T18"><draw:frame draw:style-name="fr1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1">. Havent inserit </text:span><text:span text:style-name="T11">n</text:span><text:span text:style-name="T21"> elements, la probabilitat de que una determinada posició encara estigui a zero és de </text:span><text:span text:style-name="T11"><draw:frame draw:style-name="fr1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1">i anàlogament la probabilitat </text:span><text:span text:style-name="T22">de </text:span><text:span text:style-name="T21">que estigui a 1 és de <text:s/></text:span><text:span text:style-name="T21"><draw:frame draw:style-name="fr1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1">. </text:span></text:p>
      <text:p text:style-name="P38"><text:span text:style-name="T21"/></text:p>
      <text:p text:style-name="P39"><text:span text:style-name="T18">Amb aquesta última probabilitat, ja podem aproximar </text:span><text:span text:style-name="T1">p</text:span><text:span text:style-name="T18">. </text:span><text:span text:style-name="T1">p</text:span><text:span text:style-name="T18"> és la probabilitat de que un </text:span><text:span text:style-name="T22">element que no està al conjunt doni positiu. Ergo, és la probabilitat que sis posicions aleatòries estiguin a 1. És a dir, que podem aproximar </text:span><text:span text:style-name="T12">p </text:span><text:span text:style-name="T22">amb la següent fórmula: </text:span><text:span text:style-name="T12"><text:s/></text:span><text:span text:style-name="T12"><draw:frame draw:style-name="fr1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40"><text:span text:style-name="T12"/></text:p>
      <text:p text:style-name="P41">Llavors, donada la <text:span text:style-name="T1">p</text:span> que volem aconseguir, i donada la llargada del diccionari que sabrem abans de construir el filtre, <text:s/>la llargada del filtre òptima serà <draw:frame draw:style-name="fr1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38"><text:span text:style-name="T21"/></text:p>
      <text:p text:style-name="P35"/>
      <text:p text:style-name="P35"><text:soft-page-break/></text:p>
      <text:p text:style-name="P28">Com s'ha plantejat l'algorisme i anàlisi dels costs</text:p>
      <text:p text:style-name="P28"/>
      <text:p text:style-name="P24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24"/>
      <text:p text:style-name="P24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1">amb la taxa de falsos positius desitjada. </text:span></text:p>
      <text:p text:style-name="P29"/>
      <text:p text:style-name="P25"/>
      <text:p text:style-name="P25">El cost en espai del filtre primari serà, evidentment<text:span text:style-name="T42">, </text:span><text:span text:style-name="T14">O(m)</text:span><text:span text:style-name="T42"> = </text:span><text:span text:style-name="T14">O(n)</text:span><text:span text:style-name="T42"> <text:s/>doncs </text:span><text:span text:style-name="T14">m</text:span><text:span text:style-name="T42"> depèn d'</text:span><text:span text:style-name="T14"> n</text:span><text:span text:style-name="T42"> linialment.</text:span><text:span text:style-name="T43"> Concretament, l'espai que ocuparà el filtre a memòria és d'exactament </text:span><text:span text:style-name="T15">m</text:span><text:span text:style-name="T43"> bits. </text:span><text:span text:style-name="T42">Tot i així tenim un segon filtre</text:span><text:span text:style-name="T43"> pels prefixos, que ocuparà en espai </text:span><text:span text:style-name="T15">O(nv)</text:span><text:span text:style-name="T43">, on </text:span><text:span text:style-name="T15">n</text:span><text:span text:style-name="T43"> és el nombre de paraules del diccionari i </text:span><text:span text:style-name="T15">v</text:span><text:span text:style-name="T43"> la longitud mitjana de cada paraula.</text:span></text:p>
      <text:p text:style-name="P29"/>
      <text:list xml:id="list194141231047814" text:continue-numbering="true" text:style-name="L4">
        <text:list-item>
          <text:p text:style-name="P7">El cost espacial serà de <text:span text:style-name="T1">O(</text:span><text:span text:style-name="T15">nv</text:span><text:span text:style-name="T1">), n</text:span> és el nombre de paraules<text:span text:style-name="T44"> i </text:span><text:span text:style-name="T16">v </text:span><text:span text:style-name="T44">la longitud mitjana d'una paraula</text:span></text:p>
        </text:list-item>
        <text:list-item>
          <text:p text:style-name="P7">El cost temporal d'inicialització serà de <text:span text:style-name="T1">O(</text:span><text:span text:style-name="T16">nv</text:span><text:span text:style-name="T1">)</text:span>, <text:span text:style-name="T44">per a inicialitzar els dos filtres amb zeros.</text:span></text:p>
        </text:list-item>
        <text:list-item>
          <text:p text:style-name="P10">El cost de cercar<text:span text:style-name="T45"> ó afegir una paraula sempre serà constant, </text:span><text:span text:style-name="T17">O(1).</text:span></text:p>
        </text:list-item>
      </text:list>
      <text:p text:style-name="P12"><text:span text:style-name="T17"/></text:p>
      <text:p text:style-name="P12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0T19:41:39.153101898</dc:date>
    <meta:editing-duration>PT56M32S</meta:editing-duration>
    <meta:editing-cycles>17</meta:editing-cycles>
    <meta:generator>LibreOffice/7.3.5.2$Linux_X86_64 LibreOffice_project/30$Build-2</meta:generator>
    <meta:document-statistic meta:table-count="0" meta:image-count="0" meta:object-count="8" meta:page-count="9" meta:paragraph-count="56" meta:word-count="1425" meta:character-count="8457" meta:non-whitespace-character-count="7085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